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9D9D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2F2F2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12" style:family="table-cell" style:parent-style-name="Default" style:data-style-name="N20">
      <style:table-cell-properties fo:border-top="thin solid #000000" fo:border-bottom="thin solid #000000" fo:border-left="thin solid #000000" fo:border-right="none" fo:background-color="#F2F2F2"/>
    </style:style>
    <style:style style:name="ce13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14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6.75pt" style:use-optimal-row-height="false" fo:break-before="auto"/>
    </style:style>
    <style:style style:name="ro3" style:family="table-row">
      <style:table-row-properties style:row-height="389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print_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8" table:number-rows-spanned="1" table:style-name="ce20">
            <text:p>Sprint 1 - 15 oct au 28 oct 2012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table:style-name="ce1">
            <draw:frame draw:z-index="1" draw:id="id0" draw:style-name="a0" draw:name="Graphique 1" svg:x="1.125in" svg:y="0.10416in" svg:width="7.39584in" svg:height="4.395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Jour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Heures planifiées</text:p>
          </table:table-cell>
          <table:table-cell office:value-type="string" table:style-name="ce5">
            <text:p>Heures faites</text:p>
          </table:table-cell>
          <table:table-cell office:value-type="string" table:style-name="ce4">
            <text:p>Heures à faire (planifié)</text:p>
          </table:table-cell>
          <table:table-cell office:value-type="string" table:style-name="ce5">
            <text:p>Heures à fair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table:style-name="ce7"/>
          <table:table-cell table:style-name="ce8"/>
          <table:table-cell table:style-name="ce9"/>
          <table:table-cell office:value-type="float" office:value="58" table:style-name="ce10">
            <text:p>58</text:p>
          </table:table-cell>
          <table:table-cell office:value-type="float" office:value="58" table:formula="msoxl:=F5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date" office:date-value="2012-10-15T00:00:00" table:style-name="ce12">
            <text:p>15-Oct-12</text:p>
          </table:table-cell>
          <table:table-cell office:value-type="float" office:value="4.1428571428571432" table:formula="msoxl:=(F5/14)*B6" table:style-name="ce13">
            <text:p>4.14</text:p>
          </table:table-cell>
          <table:table-cell office:value-type="float" office:value="12.75" table:style-name="ce14">
            <text:p>12.75</text:p>
          </table:table-cell>
          <table:table-cell office:value-type="float" office:value="53.857142857142854" table:formula="msoxl:=F5-D6" table:style-name="ce15">
            <text:p>53.86</text:p>
          </table:table-cell>
          <table:table-cell office:value-type="float" office:value="45.25" table:formula="msoxl:=IF(E6&lt;&gt;&quot;&quot;,G5-E6,&quot;&quot;)" table:style-name="ce11">
            <text:p>45.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date" office:date-value="2012-10-16T00:00:00" table:style-name="ce12">
            <text:p>16-Oct-12</text:p>
          </table:table-cell>
          <table:table-cell office:value-type="float" office:value="4.1428571428571432" table:formula="msoxl:=D6" table:style-name="ce13">
            <text:p>4.14</text:p>
          </table:table-cell>
          <table:table-cell office:value-type="float" office:value="2" table:style-name="ce14">
            <text:p>2.00</text:p>
          </table:table-cell>
          <table:table-cell office:value-type="float" office:value="49.714285714285708" table:formula="msoxl:=F6-D7" table:style-name="ce15">
            <text:p>49.71</text:p>
          </table:table-cell>
          <table:table-cell office:value-type="float" office:value="43.25" table:formula="msoxl:=IF(E7&lt;&gt;&quot;&quot;,G6-E7,&quot;&quot;)" table:style-name="ce11">
            <text:p>43.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date" office:date-value="2012-10-17T00:00:00" table:style-name="ce12">
            <text:p>17-Oct-12</text:p>
          </table:table-cell>
          <table:table-cell office:value-type="float" office:value="4.1428571428571432" table:formula="msoxl:=D7" table:style-name="ce13">
            <text:p>4.14</text:p>
          </table:table-cell>
          <table:table-cell office:value-type="float" office:value="2.75" table:style-name="ce14">
            <text:p>2.75</text:p>
          </table:table-cell>
          <table:table-cell office:value-type="float" office:value="45.571428571428562" table:formula="msoxl:=F7-D8" table:style-name="ce15">
            <text:p>45.57</text:p>
          </table:table-cell>
          <table:table-cell office:value-type="float" office:value="40.5" table:formula="msoxl:=IF(E8&lt;&gt;&quot;&quot;,G7-E8,&quot;&quot;)" table:style-name="ce11">
            <text:p>40.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date" office:date-value="2012-10-18T00:00:00" table:style-name="ce12">
            <text:p>18-Oct-12</text:p>
          </table:table-cell>
          <table:table-cell office:value-type="float" office:value="4.1428571428571432" table:formula="msoxl:=D8" table:style-name="ce13">
            <text:p>4.14</text:p>
          </table:table-cell>
          <table:table-cell office:value-type="float" office:value="0" table:style-name="ce14">
            <text:p>0.00</text:p>
          </table:table-cell>
          <table:table-cell office:value-type="float" office:value="41.428571428571416" table:formula="msoxl:=F8-D9" table:style-name="ce15">
            <text:p>41.43</text:p>
          </table:table-cell>
          <table:table-cell office:value-type="float" office:value="40.5" table:formula="msoxl:=IF(E9&lt;&gt;&quot;&quot;,G8-E9,&quot;&quot;)" table:style-name="ce11">
            <text:p>40.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date" office:date-value="2012-10-19T00:00:00" table:style-name="ce12">
            <text:p>19-Oct-12</text:p>
          </table:table-cell>
          <table:table-cell office:value-type="float" office:value="4.1428571428571432" table:formula="msoxl:=D9" table:style-name="ce13">
            <text:p>4.14</text:p>
          </table:table-cell>
          <table:table-cell office:value-type="float" office:value="4.25" table:style-name="ce14">
            <text:p>4.25</text:p>
          </table:table-cell>
          <table:table-cell office:value-type="float" office:value="37.28571428571427" table:formula="msoxl:=F9-D10" table:style-name="ce15">
            <text:p>37.29</text:p>
          </table:table-cell>
          <table:table-cell office:value-type="float" office:value="36.25" table:formula="msoxl:=IF(E10&lt;&gt;&quot;&quot;,G9-E10,&quot;&quot;)" table:style-name="ce11">
            <text:p>36.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date" office:date-value="2012-10-20T00:00:00" table:style-name="ce12">
            <text:p>20-Oct-12</text:p>
          </table:table-cell>
          <table:table-cell office:value-type="float" office:value="4.1428571428571432" table:formula="msoxl:=D10" table:style-name="ce13">
            <text:p>4.14</text:p>
          </table:table-cell>
          <table:table-cell office:value-type="float" office:value="0" table:style-name="ce14">
            <text:p>0.00</text:p>
          </table:table-cell>
          <table:table-cell office:value-type="float" office:value="33.142857142857125" table:formula="msoxl:=F10-D11" table:style-name="ce15">
            <text:p>33.14</text:p>
          </table:table-cell>
          <table:table-cell office:value-type="float" office:value="36.25" table:formula="msoxl:=IF(E11&lt;&gt;&quot;&quot;,G10-E11,&quot;&quot;)" table:style-name="ce11">
            <text:p>36.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date" office:date-value="2012-10-21T00:00:00" table:style-name="ce12">
            <text:p>21-Oct-12</text:p>
          </table:table-cell>
          <table:table-cell office:value-type="float" office:value="4.1428571428571432" table:formula="msoxl:=D11" table:style-name="ce13">
            <text:p>4.14</text:p>
          </table:table-cell>
          <table:table-cell office:value-type="float" office:value="0" table:style-name="ce14">
            <text:p>0.00</text:p>
          </table:table-cell>
          <table:table-cell office:value-type="float" office:value="28.999999999999982" table:formula="msoxl:=F11-D12" table:style-name="ce15">
            <text:p>29.00</text:p>
          </table:table-cell>
          <table:table-cell office:value-type="float" office:value="36.25" table:formula="msoxl:=IF(E12&lt;&gt;&quot;&quot;,G11-E12,&quot;&quot;)" table:style-name="ce11">
            <text:p>36.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date" office:date-value="2012-10-22T00:00:00" table:style-name="ce12">
            <text:p>22-Oct-12</text:p>
          </table:table-cell>
          <table:table-cell office:value-type="float" office:value="4.1428571428571432" table:formula="msoxl:=D12" table:style-name="ce13">
            <text:p>4.14</text:p>
          </table:table-cell>
          <table:table-cell office:value-type="float" office:value="6.25" table:style-name="ce14">
            <text:p>6.25</text:p>
          </table:table-cell>
          <table:table-cell office:value-type="float" office:value="24.85714285714284" table:formula="msoxl:=F12-D13" table:style-name="ce15">
            <text:p>24.86</text:p>
          </table:table-cell>
          <table:table-cell office:value-type="float" office:value="30" table:formula="msoxl:=IF(E13&lt;&gt;&quot;&quot;,G12-E13,&quot;&quot;)" table:style-name="ce11">
            <text:p>3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date" office:date-value="2012-10-23T00:00:00" table:style-name="ce12">
            <text:p>23-Oct-12</text:p>
          </table:table-cell>
          <table:table-cell office:value-type="float" office:value="4.1428571428571432" table:formula="msoxl:=D13" table:style-name="ce13">
            <text:p>4.14</text:p>
          </table:table-cell>
          <table:table-cell office:value-type="float" office:value="3.5" table:style-name="ce14">
            <text:p>3.50</text:p>
          </table:table-cell>
          <table:table-cell office:value-type="float" office:value="20.714285714285698" table:formula="msoxl:=F13-D14" table:style-name="ce15">
            <text:p>20.71</text:p>
          </table:table-cell>
          <table:table-cell office:value-type="float" office:value="26.5" table:formula="msoxl:=IF(E14&lt;&gt;&quot;&quot;,G13-E14,&quot;&quot;)" table:style-name="ce11">
            <text:p>26.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date" office:date-value="2012-10-24T00:00:00" table:style-name="ce12">
            <text:p>24-Oct-12</text:p>
          </table:table-cell>
          <table:table-cell office:value-type="float" office:value="4.1428571428571432" table:formula="msoxl:=D14" table:style-name="ce13">
            <text:p>4.14</text:p>
          </table:table-cell>
          <table:table-cell office:value-type="float" office:value="2" table:style-name="ce14">
            <text:p>2.00</text:p>
          </table:table-cell>
          <table:table-cell office:value-type="float" office:value="16.571428571428555" table:formula="msoxl:=F14-D15" table:style-name="ce15">
            <text:p>16.57</text:p>
          </table:table-cell>
          <table:table-cell office:value-type="float" office:value="24.5" table:formula="msoxl:=IF(E15&lt;&gt;&quot;&quot;,G14-E15,&quot;&quot;)" table:style-name="ce11">
            <text:p>24.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office:value-type="date" office:date-value="2012-10-25T00:00:00" table:style-name="ce12">
            <text:p>25-Oct-12</text:p>
          </table:table-cell>
          <table:table-cell office:value-type="float" office:value="4.1428571428571432" table:formula="msoxl:=D15" table:style-name="ce13">
            <text:p>4.14</text:p>
          </table:table-cell>
          <table:table-cell office:value-type="float" office:value="1.25" table:style-name="ce14">
            <text:p>1.25</text:p>
          </table:table-cell>
          <table:table-cell office:value-type="float" office:value="12.428571428571413" table:formula="msoxl:=F15-D16" table:style-name="ce15">
            <text:p>12.43</text:p>
          </table:table-cell>
          <table:table-cell office:value-type="float" office:value="23.25" table:formula="msoxl:=IF(E16&lt;&gt;&quot;&quot;,G15-E16,&quot;&quot;)" table:style-name="ce11">
            <text:p>23.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office:value-type="date" office:date-value="2012-10-26T00:00:00" table:style-name="ce12">
            <text:p>26-Oct-12</text:p>
          </table:table-cell>
          <table:table-cell office:value-type="float" office:value="4.1428571428571432" table:formula="msoxl:=D16" table:style-name="ce13">
            <text:p>4.14</text:p>
          </table:table-cell>
          <table:table-cell office:value-type="float" office:value="2" table:style-name="ce14">
            <text:p>2.00</text:p>
          </table:table-cell>
          <table:table-cell office:value-type="float" office:value="8.2857142857142705" table:formula="msoxl:=F16-D17" table:style-name="ce15">
            <text:p>8.29</text:p>
          </table:table-cell>
          <table:table-cell office:value-type="float" office:value="21.25" table:formula="msoxl:=IF(E17&lt;&gt;&quot;&quot;,G16-E17,&quot;&quot;)" table:style-name="ce11">
            <text:p>21.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office:value-type="date" office:date-value="2012-10-27T00:00:00" table:style-name="ce12">
            <text:p>27-Oct-12</text:p>
          </table:table-cell>
          <table:table-cell office:value-type="float" office:value="4.1428571428571432" table:formula="msoxl:=D17" table:style-name="ce13">
            <text:p>4.14</text:p>
          </table:table-cell>
          <table:table-cell office:value-type="float" office:value="3.5" table:style-name="ce14">
            <text:p>3.50</text:p>
          </table:table-cell>
          <table:table-cell office:value-type="float" office:value="4.1428571428571273" table:formula="msoxl:=F17-D18" table:style-name="ce15">
            <text:p>4.14</text:p>
          </table:table-cell>
          <table:table-cell office:value-type="float" office:value="17.75" table:formula="msoxl:=IF(E18&lt;&gt;&quot;&quot;,G17-E18,&quot;&quot;)" table:style-name="ce11">
            <text:p>17.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office:value-type="date" office:date-value="2012-10-28T00:00:00" table:style-name="ce12">
            <text:p>28-Oct-12</text:p>
          </table:table-cell>
          <table:table-cell office:value-type="float" office:value="4.1428571428571432" table:formula="msoxl:=D18" table:style-name="ce16">
            <text:p>4.14</text:p>
          </table:table-cell>
          <table:table-cell office:value-type="float" office:value="2.5" table:style-name="ce17">
            <text:p>2.50</text:p>
          </table:table-cell>
          <table:table-cell office:value-type="float" office:value="-1.5987211554602254E-14" table:formula="msoxl:=F18-D19" table:style-name="ce18">
            <text:p>0.00</text:p>
          </table:table-cell>
          <table:table-cell office:value-type="float" office:value="15.25" table:formula="msoxl:=IF(E19&lt;&gt;&quot;&quot;,G18-E19,&quot;&quot;)" table:style-name="ce19">
            <text:p>15.25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1in" fo:margin-right="1in" style:print-orientation="portrait" style:print-page-order="ttb" style:first-page-number="continue" style:scale-to="67%" style:table-centering="none" style:print="objects charts drawings"/>
      <style:header-style>
        <style:header-footer-properties fo:min-height="0.5in" fo:margin-left="1in" fo:margin-right="1in" fo:margin-bottom="0in"/>
      </style:header-style>
      <style:footer-style>
        <style:header-footer-properties fo:min-height="0.5in" fo:margin-left="1in" fo:margin-right="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Roosvelt Lamour</dc:creator>
    <meta:creation-date>2006-09-16T00:00:00Z</meta:creation-date>
    <dc:date>2012-10-29T23:05:00Z</dc:date>
    <meta:print-date>2012-10-29T22:15:59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Sprint_1.$F$4" chart:values-cell-range-address="Sprint_1.$F$5:.$F$19" chart:class="chart:line" chart:attached-axis="primary-y" chart:style-name="G0S0">
            <chart:data-point chart:repeated="15"/>
          </chart:series>
          <chart:series chart:label-cell-address="Sprint_1.$G$4" chart:values-cell-range-address="Sprint_1.$G$5:.$G$19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